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7afc" officeooo:paragraph-rsid="00187afc"/>
    </style:style>
    <style:style style:name="P2" style:family="paragraph" style:parent-style-name="Standard">
      <style:text-properties officeooo:rsid="001bcaed" officeooo:paragraph-rsid="001bca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text:p>
      <text:p text:style-name="P2">|status=Prototype</text:p>
      <text:p text:style-name="P2">|image=Xl.png</text:p>
      <text:p text:style-name="P2">|description=Une poignée de substitution</text:p>
      <text:p text:style-name="P2">|license=CC-by-sa-3.0</text:p>
      <text:p text:style-name="P2">|contributeurs=LERUSTE REGIS , Philippe Bonnet</text:p>
      <text:p text:style-name="P2">|inspiration=Création d'un objet</text:p>
      <text:p text:style-name="P2">|ingrédients=Matériaux pour l'impression 3D , PLA</text:p>
      <text:p text:style-name="P2">|machines=Imprimante3D, </text:p>
      <text:p text:style-name="P2">|url=[http://fablabo.net/wiki/SCAO SCAO]</text:p>
      <text:p text:style-name="P2">}}</text:p>
      <text:p text:style-name="P2">==Objet==</text:p>
      <text:p text:style-name="P2">Cette version de la e-poignée transmet, la température mesurée par le thermocouple, à l'ordinateur par l'intermédiaire d'une connectique USB 2.0.</text:p>
      <text:p text:style-name="P2">==Description==</text:p>
      <text:p text:style-name="P2">Le rendu de la vue d'ensemble (fig 1) généré par Openscad met en évidence son aspect et son concept d'assemblage.</text:p>
      <text:p text:style-name="P2">[[fichier:xl.png|center]]</text:p>
      <text:p text:style-name="P2">Le rendu de la vue éclatée (fig 2) de la e-poignée permet de matérialiser ses différents éléments. Chaque élément possède un repère numérique qui apparaît entre crochets [], par exemple, la jupe [8].</text:p>
      <text:p text:style-name="P2">[[fichier:Assemblag.png|center|'''Rendu de la vue éclatée de la e-poignées USB''']]</text:p>
      <text:p text:style-name="P2">Les éléments essentiels sont :</text:p>
      <text:p text:style-name="P2">*une entretoise [http://fr.wikipedia.org/wiki/Filetage_m%C3%A9trique M5] [15]qui permet la fixation de la e-poignée sur le couvercle [18] de la casserole.</text:p>
      <text:p text:style-name="P2">*Un [http://www.gotronic.fr/art-thermocouple-k-tp01-8041.htm thermocouple] [16] appliqué sur l'entretoise [http://fr.wikipedia.org/wiki/Filetage_m%C3%A9trique M5] [15]. Il effectue la mesure de la température sur le couvercle [18].</text:p>
      <text:p text:style-name="P2">*Un [http://www.phidgets.com/products.php?product_id=1051 module électronique] [6] qui reçoit en entrée le [http://www.gotronic.fr/art-thermocouple-k-tp01-8041.htm thermocouple] [16], traite le signal reçu et met périodiquement à disposition sur une embase USB la mesure de la température.</text:p>
      <text:p text:style-name="P2">*Un câble [17] mini USB réalise la connexion avec l'ordinateur.</text:p>
      <text:p text:style-name="P2"/>
      <text:p text:style-name="P2">La e-poignée USB est constitué de 3 pièces fabriquées en [http://www.plateforme-c.org/ plateforme C] sur l'une des [http://fablabo.net/wiki/Imprimante3D imprimantes 3D Asimov] (en vert sur la vue éclatée croquis et de haut en bas) :</text:p>
      <text:p text:style-name="P2">*Le logo [1],</text:p>
      <text:p text:style-name="P2">*Le top [4],</text:p>
      <text:p text:style-name="P2">*La jupe [8] (elle est coupée sur la vue éclatée pour mettre en évidence l'assemblage des pièces).</text:p>
      <text:p text:style-name="P2">Elle est complétée :</text:p>
      <text:p text:style-name="P2">*D'un jeu de visserie (en gris sur la vue éclatée : vis, entretoises, rondelles, écrous),</text:p>
      <text:p text:style-name="P2">*D'un module [6] de mesure de la température situé au dessus de la jupe [8] (en orange sur la vue éclatée),</text:p>
      <text:p text:style-name="P2">*D'un isolateur [10] situé au dessous de la jupe [8] (en orange sur la vue éclatée).</text:p>
      <text:p text:style-name="P2">Une nomenclature permet de répertorier les éléments de la e-poignée USB :</text:p>
      <text:p text:style-name="P2">{| class="wikitable alternance centre"</text:p>
      <text:p text:style-name="P2"><text:s/>|+ Nomenclature de la e-poignée</text:p>
      <text:p text:style-name="P2"><text:s/>|-</text:p>
      <text:p text:style-name="P2"><text:s/>|</text:p>
      <text:p text:style-name="P2"><text:s/>! scope="col" | Désignation</text:p>
      <text:p text:style-name="P2"><text:s/>! scope="col" | Fournisseur</text:p>
      <text:p text:style-name="P2"><text:s/>! scope="col" | Référence</text:p>
      <text:p text:style-name="P2"><text:soft-page-break/><text:s/>! scope="col" | Repère</text:p>
      <text:p text:style-name="P2"><text:s/>! scope="col" | Qte</text:p>
      <text:p text:style-name="P2"><text:s/>|-</text:p>
      <text:p text:style-name="P2"><text:s/>! scope="row" | •</text:p>
      <text:p text:style-name="P2"><text:s/>| Logo</text:p>
      <text:p text:style-name="P2"><text:s/>| &lt;center&gt;[http://www.plateforme-c.org/ Plateforme C]&lt;/center&gt;</text:p>
      <text:p text:style-name="P2"><text:s/>| &lt;center&gt;[[Média:logo.scad]]&lt;/center&gt;</text:p>
      <text:p text:style-name="P2"/>
      <text:p text:style-name="P2"><text:s/>| &lt;center&gt;1&lt;/center&gt;</text:p>
      <text:p text:style-name="P2"><text:s/>| &lt;center&gt;1&lt;/center&gt;</text:p>
      <text:p text:style-name="P2"><text:s/>|-</text:p>
      <text:p text:style-name="P2"><text:s/>! scope="row" | •</text:p>
      <text:p text:style-name="P2"><text:s/>| Top</text:p>
      <text:p text:style-name="P2"><text:s/>| &lt;center&gt;[http://www.plateforme-c.org/ Plateforme C]&lt;/center&gt;</text:p>
      <text:p text:style-name="P2"><text:s/>| &lt;center&gt;[[Média:top.scad]]&lt;/center&gt;</text:p>
      <text:p text:style-name="P2"><text:s/>| &lt;center&gt;4&lt;/center&gt;</text:p>
      <text:p text:style-name="P2"><text:s/>| &lt;center&gt;1&lt;/center&gt;</text:p>
      <text:p text:style-name="P2"><text:s/>|-</text:p>
      <text:p text:style-name="P2"><text:s/>! scope="row" | •</text:p>
      <text:p text:style-name="P2"><text:s/>| Jupe</text:p>
      <text:p text:style-name="P2"><text:s/>| &lt;center&gt;[http://www.plateforme-c.org/ Plateforme C]&lt;/center&gt;</text:p>
      <text:p text:style-name="P2"><text:s/>| &lt;center&gt;[[Média:jupe.scad]]&lt;/center&gt;</text:p>
      <text:p text:style-name="P2"><text:s/>| &lt;center&gt;8&lt;/center&gt;</text:p>
      <text:p text:style-name="P2"><text:s/>| &lt;center&gt;1&lt;/center&gt;</text:p>
      <text:p text:style-name="P2"><text:s/>|-</text:p>
      <text:p text:style-name="P2"><text:s/>! scope="row" | •</text:p>
      <text:p text:style-name="P2"><text:s/>| Module équipé de mesure de la température</text:p>
      <text:p text:style-name="P2"><text:s/>| &lt;center&gt;Phidgets&lt;/center&gt;</text:p>
      <text:p text:style-name="P2"><text:s/>| &lt;center&gt;[http://www.phidgets.com/products.php?product_id=1051 1051]&lt;/center&gt;</text:p>
      <text:p text:style-name="P2"><text:s/>| &lt;center&gt;6 &amp; 17&lt;/center&gt;</text:p>
      <text:p text:style-name="P2"><text:s/>| &lt;center&gt; 1&lt;/center&gt;</text:p>
      <text:p text:style-name="P2"><text:s/>|-</text:p>
      <text:p text:style-name="P2"><text:s/>! scope="row" | •</text:p>
      <text:p text:style-name="P2"><text:s/>| Isolateur thermique</text:p>
      <text:p text:style-name="P2"><text:s/>| &lt;center&gt;Régis LERUSTE&lt;/center&gt;</text:p>
      <text:p text:style-name="P2"><text:s/>| &lt;center&gt;&lt;/center&gt;</text:p>
      <text:p text:style-name="P2"><text:s/>| &lt;center&gt;10&lt;/center&gt;</text:p>
      <text:p text:style-name="P2"><text:s/>| &lt;center&gt;1&lt;/center&gt;</text:p>
      <text:p text:style-name="P2"><text:s/>|-</text:p>
      <text:p text:style-name="P2"><text:s/>! scope="row" | •</text:p>
      <text:p text:style-name="P2"><text:s/>| Thermocouple K - TP01</text:p>
      <text:p text:style-name="P2"><text:s/>| &lt;center&gt;Gotronic&lt;/center&gt;</text:p>
      <text:p text:style-name="P2"><text:s/>| &lt;center&gt;[http://www.gotronic.fr/art-thermocouple-k-tp01-8041.htm 14460]&lt;/center&gt;</text:p>
      <text:p text:style-name="P2"><text:s/>| &lt;center&gt;16&lt;/center&gt;</text:p>
      <text:p text:style-name="P2"><text:s/>| &lt;center&gt;1&lt;/center&gt;</text:p>
      <text:p text:style-name="P2"><text:s/>|-</text:p>
      <text:p text:style-name="P2"><text:s/>! scope="row" | •</text:p>
      <text:p text:style-name="P2"><text:s/>| Jeu de visserie</text:p>
      <text:p text:style-name="P2"><text:s/>| </text:p>
      <text:p text:style-name="P2"><text:s/>| </text:p>
      <text:p text:style-name="P2"><text:s/>| </text:p>
      <text:p text:style-name="P2"><text:s/>| &lt;center&gt;1&lt;/center&gt;</text:p>
      <text:p text:style-name="P2"><text:soft-page-break/><text:s/>|-</text:p>
      <text:p text:style-name="P2"><text:s/>! scope="row" | ••</text:p>
      <text:p text:style-name="P2"><text:s/>| VIS M3 - TCBL POZI M3X6 INOX A2 DIN 7985</text:p>
      <text:p text:style-name="P2"><text:s/>| &lt;center&gt;BRICOVIS&lt;/center&gt;</text:p>
      <text:p text:style-name="P2"><text:s/>| &lt;center&gt;[http://www.bricovis.fr/2014/pageTB.php#ChoixProduit TCBLZ03/006A2]&lt;/center&gt;</text:p>
      <text:p text:style-name="P2"><text:s/>| &lt;center&gt;2&lt;/center&gt;</text:p>
      <text:p text:style-name="P2"><text:s/>| &lt;center&gt;4&lt;/center&gt;</text:p>
      <text:p text:style-name="P2"><text:s/>|-</text:p>
      <text:p text:style-name="P2"><text:s/>! scope="row" | ••</text:p>
      <text:p text:style-name="P2"><text:s/>| Rondelle éventail denture extérieure AZ 0 3 INOX A2 DIN 6798 A</text:p>
      <text:p text:style-name="P2"><text:s/>| &lt;center&gt;BRICOVIS&lt;/center&gt;</text:p>
      <text:p text:style-name="P2"><text:s/>| &lt;center&gt;[http://www.bricovis.fr/2014/pageRON.php#ChoixProduit RONAZ03A2]&lt;/center&gt;</text:p>
      <text:p text:style-name="P2"><text:s/>| &lt;center&gt;3&lt;/center&gt;</text:p>
      <text:p text:style-name="P2"><text:s/>| &lt;center&gt;4&lt;/center&gt;</text:p>
      <text:p text:style-name="P2"><text:s/>|-</text:p>
      <text:p text:style-name="P2"><text:s/>! scope="row" | ••</text:p>
      <text:p text:style-name="P2"><text:s/>| ENTRETOISE HEXAGONALE M3X10 SIX PANS 5.5 FEM/FEM LAITON NICKELE</text:p>
      <text:p text:style-name="P2"><text:s/>| &lt;center&gt;BRICOVIS&lt;/center&gt;</text:p>
      <text:p text:style-name="P2"><text:s/>| &lt;center&gt;[http://www.bricovis.fr/2014/pageENTBIL.php#ChoixProduit ENTH03/010FFLAINIS]&lt;/center&gt;</text:p>
      <text:p text:style-name="P2"><text:s/>| &lt;center&gt;5&lt;/center&gt;</text:p>
      <text:p text:style-name="P2"><text:s/>| &lt;center&gt;4&lt;/center&gt;</text:p>
      <text:p text:style-name="P2"><text:s/>|-</text:p>
      <text:p text:style-name="P2"><text:s/>! scope="row" | ••</text:p>
      <text:p text:style-name="P2"><text:s/>| Rondelle éventail denture extérieure AZ 0 3 INOX A2 DIN 6798 A</text:p>
      <text:p text:style-name="P2"><text:s/>| &lt;center&gt;BRICOVIS&lt;/center&gt;</text:p>
      <text:p text:style-name="P2"><text:s/>| &lt;center&gt;[http://www.bricovis.fr/2014/pageRON.php#ChoixProduit RONAZ03A2]&lt;/center&gt;</text:p>
      <text:p text:style-name="P2"><text:s/>| &lt;center&gt;7&lt;/center&gt;</text:p>
      <text:p text:style-name="P2"><text:s/>| &lt;center&gt;4&lt;/center&gt;</text:p>
      <text:p text:style-name="P2"><text:s/>|-</text:p>
      <text:p text:style-name="P2"><text:s/>! scope="row" | ••</text:p>
      <text:p text:style-name="P2"><text:s/>| Entretoise M3</text:p>
      <text:p text:style-name="P2"><text:s/>| &lt;center&gt;HPC&lt;/center&gt;</text:p>
      <text:p text:style-name="P2"><text:s/>| &lt;center&gt;[http://shop.hpceurope.com/fr/produit.asp?prid=1369&amp;lie=0&amp;nav=3 MPB3-5/B]&lt;/center&gt;</text:p>
      <text:p text:style-name="P2"><text:s/>| &lt;center&gt;9&lt;/center&gt;</text:p>
      <text:p text:style-name="P2"><text:s/>| &lt;center&gt;4&lt;/center&gt;</text:p>
      <text:p text:style-name="P2"><text:s/>|-</text:p>
      <text:p text:style-name="P2"><text:s/>! scope="row" | ••</text:p>
      <text:p text:style-name="P2"><text:s/>| Rondelle éventail denture extérieure AZ 0 3 INOX A2 DIN 6798 A</text:p>
      <text:p text:style-name="P2"><text:s/>| &lt;center&gt;BRICOVIS&lt;/center&gt;</text:p>
      <text:p text:style-name="P2"><text:s/>| &lt;center&gt;[http://www.bricovis.fr/2014/pageRON.php#ChoixProduit RONAZ03A2]&lt;/center&gt;</text:p>
      <text:p text:style-name="P2"><text:s/>| &lt;center&gt;11&lt;/center&gt;</text:p>
      <text:p text:style-name="P2"><text:s/>| &lt;center&gt;4&lt;/center&gt;</text:p>
      <text:p text:style-name="P2"><text:s/>|-</text:p>
      <text:p text:style-name="P2"><text:s/>! scope="row" | ••</text:p>
      <text:p text:style-name="P2"><text:s/>| Vis M3 - TCBL POZI M3X5 INOX A2 DIN 7985</text:p>
      <text:p text:style-name="P2"><text:s/>| &lt;center&gt;BRICOVIS&lt;/center&gt;</text:p>
      <text:p text:style-name="P2"><text:s/>| &lt;center&gt;[http://www.bricovis.fr/2014/pageTB.php#ChoixProduit TCBLZ03/005A2]&lt;/center&gt;</text:p>
      <text:p text:style-name="P2"><text:s/>| &lt;center&gt;12&lt;/center&gt;</text:p>
      <text:p text:style-name="P2"><text:s/>| &lt;center&gt;4&lt;/center&gt;</text:p>
      <text:p text:style-name="P2"><text:s/>|-</text:p>
      <text:p text:style-name="P2"><text:soft-page-break/><text:s/>! scope="row" | ••</text:p>
      <text:p text:style-name="P2"><text:s/>| ECROU AUTOFREINE SNEP H100 M5 Z.BLANC</text:p>
      <text:p text:style-name="P2"><text:s/>| &lt;center&gt;BRICOVIS&lt;/center&gt;</text:p>
      <text:p text:style-name="P2"><text:s/>| &lt;center&gt;[http://www.bricovis.fr/2014/pageECR.php#ChoixProduit ECRSNEH100/005ZN]&lt;/center&gt;</text:p>
      <text:p text:style-name="P2"><text:s/>| &lt;center&gt;13&lt;/center&gt;</text:p>
      <text:p text:style-name="P2"><text:s/>| &lt;center&gt;1&lt;/center&gt;</text:p>
      <text:p text:style-name="P2"><text:s/>|-</text:p>
      <text:p text:style-name="P2"><text:s/>! scope="row" | ••</text:p>
      <text:p text:style-name="P2"><text:s/>| Rondelle éventail denture extérieure AZ 0 5 INOX A2 DIN 6798 A</text:p>
      <text:p text:style-name="P2"><text:s/>| &lt;center&gt;BRICOVIS&lt;/center&gt;</text:p>
      <text:p text:style-name="P2"><text:s/>| &lt;center&gt;[http://www.bricovis.fr/2014/pageRON.php#ChoixProduit RONAZ05A2]&lt;/center&gt;</text:p>
      <text:p text:style-name="P2"><text:s/>| &lt;center&gt;14&lt;/center&gt;</text:p>
      <text:p text:style-name="P2"><text:s/>| &lt;center&gt;1&lt;/center&gt;</text:p>
      <text:p text:style-name="P2"><text:s/>|-</text:p>
      <text:p text:style-name="P2"><text:s/>! scope="row" | ••</text:p>
      <text:p text:style-name="P2"><text:s/>| ENTRETOISE HEXAGONALE M5X16 MALE-FEMELLE Z.BLANC</text:p>
      <text:p text:style-name="P2"><text:s/>| &lt;center&gt;BRICOVIS&lt;/center&gt;</text:p>
      <text:p text:style-name="P2"><text:s/>| &lt;center&gt;[http://www.bricovis.fr/2014/pageENTBIL.php#ChoixProduit ENTH05/016MFZN]&lt;/center&gt;</text:p>
      <text:p text:style-name="P2"><text:s/>| &lt;center&gt;15&lt;/center&gt;</text:p>
      <text:p text:style-name="P2"><text:s/>| &lt;center&gt;1&lt;/center&gt;</text:p>
      <text:p text:style-name="P2"><text:s/>|-</text:p>
      <text:p text:style-name="P2"><text:s/>! scope="row" | </text:p>
      <text:p text:style-name="P2"><text:s/>| Couvercle de la casserole</text:p>
      <text:p text:style-name="P2"><text:s/>| </text:p>
      <text:p text:style-name="P2"><text:s/>| </text:p>
      <text:p text:style-name="P2"><text:s/>| &lt;center&gt;18&lt;/center&gt;</text:p>
      <text:p text:style-name="P2"><text:s/>| &lt;center&gt;1&lt;/center&gt;</text:p>
      <text:p text:style-name="P2"><text:s/>|}</text:p>
      <text:p text:style-name="P2">==Fabrication==</text:p>
      <text:p text:style-name="P2">La fabrication de la e-poignée USB fait appel à l'approvisionnement de matériels standards, au prototypage et à l'impression 3D.</text:p>
      <text:p text:style-name="P2">===Approvisionnement===</text:p>
      <text:p text:style-name="P2">L'approvisionnement des matériels standards :</text:p>
      <text:p text:style-name="P2">*La visserie chez BICOVIS.</text:p>
      <text:p text:style-name="P2">*Le module de mesure de la température est approvisionné au Canada, il s'agit d'un [http://www.phidgets.com/products.php?product_id=1051 module électronique] [6] qui reçoit en entrée le [http://www.gotronic.fr/art-thermocouple-k-tp01-8041.htm thermocouple] [16] et fourni en sortie sur une embase USB la température mesurée.</text:p>
      <text:p text:style-name="P2">Compte tenu du coût élevé de ce module, une étude basée sur l'utilisation d'un microcontrôleur est envisagée. Elle fait l'objet d'un projet séparé.</text:p>
      <text:p text:style-name="P2">===Prototypage===</text:p>
      <text:p text:style-name="P2">Le [[http://fr.wikipedia.org/wiki/Prototypage prototypage]] concerne :</text:p>
      <text:p text:style-name="P2">*la finition des pièces fabriquées sur imprimante 3D,</text:p>
      <text:p text:style-name="P2">*la fabrication de l'isolateur [10],</text:p>
      <text:p text:style-name="P2">*l'assemblage des pièces.</text:p>
      <text:p text:style-name="P2">===Impression 3D===</text:p>
      <text:p text:style-name="P2">La modélisation 3D et la fabrication, des pièces principales de la e-poignée, sont réalisées en [http://www.plateforme-c.org/ Plateforme C] au fablab de Nantes en suivant les directives et conseils d'[http://fablabo.net/wiki/Imprimer_en_3D_%C3%A0_Plateforme_C/ imprimer en 3D à plateforme C]. Elles utilisent des logiciels [http://fr.wikipedia.org/wiki/Open_source open source], <text:soft-page-break/>pour :</text:p>
      <text:p text:style-name="P2">*la modèlisation 3D [http://www.openscad.org/ Openscad] qui génère un [http://en.wikipedia.org/wiki/STL_%28file_format%29 fichier stl]).</text:p>
      <text:p text:style-name="P2">*la fabrication sur [http://fr.wikipedia.org/wiki/Impression_tridimensionnelle imprimante 3D] :</text:p>
      <text:p text:style-name="P2">**[http://slic3r.org/ Slic 3r] qui translate un modèle digital 3D ([http://en.wikipedia.org/wiki/STL_%28file_format%29 fichier stl]) en instructions interprétables par une imprimante 3D. Il découpe le modèle en tranches horizontales et génère les chemins adéquats pour remplir ces tranches. [http://slic3r.org/ Slic 3r] est configuré à partir du fichier config-withendstop[1].ini, sans doute une variante du [[fichier : config-withendstop.ini]]. Il génère le [http://fr.wikipedia.org/wiki/Programmation_de_commande_num%C3%A9rique G-CODE].</text:p>
      <text:p text:style-name="P2">**[http://www.pronterface.com/ Pronterface] qui pilote l'[http://fr.wikipedia.org/wiki/Impression_tridimensionnelle imprimante 3D] à partir du [http://fr.wikipedia.org/wiki/Programmation_de_commande_num%C3%A9rique G-CODE].</text:p>
      <text:p text:style-name="P2">====Contraintes====</text:p>
      <text:p text:style-name="P2">Les contraintes de la e-poignée USB sont réunies dans le tableau ci-dessous. La colonne ''Résultat'' sera renseignée au moment de l'évaluation.</text:p>
      <text:p text:style-name="P2">{| class="wikitable alternance centre"</text:p>
      <text:p text:style-name="P2"><text:s/>|+ Contraintes</text:p>
      <text:p text:style-name="P2"><text:s/>|-</text:p>
      <text:p text:style-name="P2"><text:s/>|</text:p>
      <text:p text:style-name="P2"><text:s/>! scope="col" | Contrainte</text:p>
      <text:p text:style-name="P2"><text:s/>! scope="col" | Observation</text:p>
      <text:p text:style-name="P2"><text:s/>! scope="col" | Résultat</text:p>
      <text:p text:style-name="P2"><text:s/>|-</text:p>
      <text:p text:style-name="P2"><text:s/>! scope="row" | 1</text:p>
      <text:p text:style-name="P2"><text:s/>| Fixation M5 sur le couvercle </text:p>
      <text:p text:style-name="P2"><text:s/>| Usage sur tout type de couvercle avec poignée démontable</text:p>
      <text:p text:style-name="P2"><text:s/>| </text:p>
      <text:p text:style-name="P2"><text:s/>|-</text:p>
      <text:p text:style-name="P2"><text:s/>! scope="row" | 2</text:p>
      <text:p text:style-name="P2"><text:s/>| Application du <text:s/>thermocouple sur le couvercle</text:p>
      <text:p text:style-name="P2"><text:s/>| Contact intime et fiable</text:p>
      <text:p text:style-name="P2"><text:s/>| </text:p>
      <text:p text:style-name="P2"><text:s/>|-</text:p>
      <text:p text:style-name="P2"><text:s/>! scope="row" | 3</text:p>
      <text:p text:style-name="P2"><text:s/>| Fixation du circuit imprimé</text:p>
      <text:p text:style-name="P2"><text:s/>| &lt;center&gt;[http://www.phidgets.com/documentation/Phidgets/1051_2_Mechanical.pdf Ici]&lt;/center&gt;</text:p>
      <text:p text:style-name="P2"><text:s/>| </text:p>
      <text:p text:style-name="P2"><text:s/>|-</text:p>
      <text:p text:style-name="P2"><text:s/>! scope="row" | 4</text:p>
      <text:p text:style-name="P2"><text:s/>| Accessibilité du bornier de connexion du thermocouple</text:p>
      <text:p text:style-name="P2"><text:s/>| &lt;center&gt;[http://www.phidgets.com/documentation/Phidgets/1051_2_Mechanical.pdf Ici]&lt;/center&gt;</text:p>
      <text:p text:style-name="P2"><text:s/>| </text:p>
      <text:p text:style-name="P2"><text:s/>|-</text:p>
      <text:p text:style-name="P2"><text:s/>! scope="row" | 5</text:p>
      <text:p text:style-name="P2"><text:s/>| Visibilité de l’embase USB (connexion du câble)</text:p>
      <text:p text:style-name="P2"><text:s/>| &lt;center&gt;[http://www.phidgets.com/documentation/Phidgets/1051_2_Mechanical.pdf Ici]&lt;/center&gt;</text:p>
      <text:p text:style-name="P2"><text:s/>| </text:p>
      <text:p text:style-name="P2"><text:s/>|-</text:p>
      <text:p text:style-name="P2"><text:s/>! scope="row" | 6</text:p>
      <text:p text:style-name="P2"><text:s/>| Reconduire la fonctionnalité de manutention de la poignée</text:p>
      <text:p text:style-name="P2"><text:s/>| </text:p>
      <text:p text:style-name="P2"><text:soft-page-break/><text:s/>| </text:p>
      <text:p text:style-name="P2"><text:s/>|-</text:p>
      <text:p text:style-name="P2"><text:s/>! scope="row" | 7</text:p>
      <text:p text:style-name="P2"><text:s/>| Incrustation du logo</text:p>
      <text:p text:style-name="P2"><text:s/>| </text:p>
      <text:p text:style-name="P2"><text:s/>| </text:p>
      <text:p text:style-name="P2"><text:s/>|-</text:p>
      <text:p text:style-name="P2"><text:s/>! scope="row" | 8</text:p>
      <text:p text:style-name="P2"><text:s/>| Incrustation du sigle USB</text:p>
      <text:p text:style-name="P2"><text:s/>| </text:p>
      <text:p text:style-name="P2"><text:s/>| </text:p>
      <text:p text:style-name="P2"><text:s/>|-</text:p>
      <text:p text:style-name="P2"><text:s/>! scope="row" | 9</text:p>
      <text:p text:style-name="P2"><text:s/>| Peinture (couleur du logo : vert, orange, gris)</text:p>
      <text:p text:style-name="P2"><text:s/>| </text:p>
      <text:p text:style-name="P2"><text:s/>| </text:p>
      <text:p text:style-name="P2"><text:s/>|-</text:p>
      <text:p text:style-name="P2"><text:s/>! scope="row" | 10</text:p>
      <text:p text:style-name="P2"><text:s/>| Tenue en température</text:p>
      <text:p text:style-name="P2"><text:s/>| Eviter le contact entre le PLA et le couvercle</text:p>
      <text:p text:style-name="P2"><text:s/>| </text:p>
      <text:p text:style-name="P2"><text:s/>|-</text:p>
      <text:p text:style-name="P2"><text:s/>! scope="row" | 11</text:p>
      <text:p text:style-name="P2"><text:s/>| Assurer la fonction complémentaire de milieu de table</text:p>
      <text:p text:style-name="P2"><text:s/>| </text:p>
      <text:p text:style-name="P2"><text:s/>| </text:p>
      <text:p text:style-name="P2"><text:s/>|-</text:p>
      <text:p text:style-name="P2"><text:s/>! scope="row" | 12</text:p>
      <text:p text:style-name="P2"><text:s/>| Etanchéité au ruissellement</text:p>
      <text:p text:style-name="P2"><text:s/>| </text:p>
      <text:p text:style-name="P2"><text:s/>| </text:p>
      <text:p text:style-name="P2"><text:s/>|-</text:p>
      <text:p text:style-name="P2"><text:s/>! scope="row" | 13</text:p>
      <text:p text:style-name="P2"><text:s/>| Assemblage facile</text:p>
      <text:p text:style-name="P2"><text:s/>| Pas d'outillage spécifique</text:p>
      <text:p text:style-name="P2"><text:s/>| </text:p>
      <text:p text:style-name="P2"><text:s/>|}</text:p>
      <text:p text:style-name="P2">====Dimensions====</text:p>
      <text:p text:style-name="P2">Les dimensions de la e-poignée USB tiennent compte de la morphologie de la main et des [http://www.phidgets.com/documentation/Phidgets/1051_2_Mechanical.pdf dimensions] propres du module de mesure de la température . Les dimensions communes aux trois pièces (jupe [8], top [4] et logo [1]) sont consignées dans le fichier [http://www.openscad.org/ Openscad] [[Media : dim1.scad]], les [http://www.phidgets.com/documentation/Phidgets/1051_2_Mechanical.pdf dimensions] du CI [6] sont exprimées en pouces et converties en mm, un extrait de ce fichier est donné ci-dessous :</text:p>
      <text:p text:style-name="P2">&lt;code lang='javascript'&gt;CC=25.4;//Coefficient de Conversion (pouce -&gt; mm)</text:p>
      <text:p text:style-name="P2">L1=1.6*CC;//longueur du CI</text:p>
      <text:p text:style-name="P2">L2=1.3*CC;//entre axes des trous de fixation du CI</text:p>
      <text:p text:style-name="P2">l1=1.2*CC;//largeur du CI</text:p>
      <text:p text:style-name="P2">l2=0.9*CC;//entre axes des trous de fixation du CI</text:p>
      <text:p text:style-name="P2">r=(0.125*CC)/2;//rayon de percage des trous de fixation du CI</text:p>
      <text:p text:style-name="P2">e=0.1*CC;//epaisseur des parois</text:p>
      <text:p text:style-name="P2"><text:soft-page-break/>R=37.15;//Rayon du cercle de revolution du tore&lt;/code&gt; </text:p>
      <text:p text:style-name="P2">====La jupe====</text:p>
      <text:p text:style-name="P2">La jupe [8] habille la partie inférieure de la e-poignée. Le logiciel [http://www.openscad.org/ Openscad] après compilation du code contenu dans le [[fichier:jupe.scad]] génère le rendu en 3D correspondant à : </text:p>
      <text:p text:style-name="P2">[[fichier:jupe.png|center]]</text:p>
      <text:p text:style-name="P2">Elle a la forme d'un parallélépipède (cube dans la terminologie d'[http://www.openscad.org/ Openscad]) dont les angles sont arrondis, elle est constituée de 4 flancs latéraux et d'une partie supérieure appelée plateforme. Cette plateforme est percée de 4 trous qui permettent, au dessus, la fixation du [http://www.phidgets.com/documentation/Phidgets/1051_2_Mechanical.pdf CI] [6], et au dessous, la fixation de l'isolateur [10] qui a les mêmes dimensions que le [http://www.phidgets.com/documentation/Phidgets/1051_2_Mechanical.pdf CI] [6]. Pour tenir compte de la contrainte thermique due à la proximité de la jupe [8] et du couvercle [18], Il est nécessaire d'éviter leur contact, mieux, ménager un petit espace entre eux. En outre, cet espace constitue l'entrée d'un flux d'air ambiant. Ce flux d'air sort par une ouverture (aération) prévue sur la plateforme. Cette aération naturelle permet de maîtriser la température sous la jupe [8] et donc celle du [http://www.phidgets.com/documentation/Phidgets/1051_2_Mechanical.pdf CI] [6]. La hauteur de la jupe hj est ajustée en conséquence. En complément, une goulotte permet le passage du câble du thermocouple.</text:p>
      <text:p text:style-name="P2"/>
      <text:p text:style-name="P2">La vue de dessous de la jupe [8] permet de mettre en évidence</text:p>
      <text:p text:style-name="P2">[[fichier:jupe_vdd.png|center|]]</text:p>
      <text:p text:style-name="P2">ses longueurs (intérieure et extérieure) et ses largeurs (intérieure et extérieure). Elles correspondent a celles du [http://www.phidgets.com/documentation/Phidgets/1051_2_Mechanical.pdf CI] [6] ('''L'''ongueur '''L'''1, '''l'''argeur '''l'''1) auxquelles viennent s'ajouter un multiple de l'épaisseur e des parois, soit :</text:p>
      <text:p text:style-name="P2">*'''L'''ongueur extérieure = '''L'''1+4*e, '''L'''ongueur intérieure = '''L'''1+2*e,</text:p>
      <text:p text:style-name="P2">*'''l'''argeur extérieure = '''l'''1+4*e, '''l'''argeur intérieure = '''l'''1+2*e.</text:p>
      <text:p text:style-name="P2">Le code utilise principalement les instructions "rotate", "difference", "union" et "minkowski".</text:p>
      <text:p text:style-name="P2">*L'instruction "rotate" réalise une rotation de 180 degrés nécessaire a l'impression 3D.</text:p>
      <text:p text:style-name="P2">*L'instruction "différence" va permettre de retirer de la matière aux endroits adéquats.</text:p>
      <text:p text:style-name="P2">*L'instruction "union" va permettre de grouper le grand cube et la goulotte.</text:p>
      <text:p text:style-name="P2">*L'instruction "minkowski" effectue la somme d'un parallélépipède (cube) et d'un cylindre, ce cylindre va arrondir les angles du cube, la somme "minkowski" est calculée selon les 3 axes (x, y et z) et prend en compte les dimensions du cube et du cylindre.</text:p>
      <text:p text:style-name="P2">Dans ce contexte :</text:p>
      <text:p text:style-name="P2">*l'instruction "minkowski" permet les constructions successives d'un "grand cube" et d'un "petit cube".</text:p>
      <text:p text:style-name="P2">*l'instruction "difference" génère la jupe [8] par soustraction du "grand cube" et du "petit cube" ,</text:p>
      <text:p text:style-name="P2">Pour gérer correctement les dimensions, il convient :</text:p>
      <text:p text:style-name="P2">*selon l'axe z, pour obtenir la hauteur hj, il faut dimensionner la hauteur du cube et celle du cylindre à hj/2.</text:p>
      <text:p text:style-name="P2">*selon les axes x et y, :</text:p>
      <text:p text:style-name="P2">**le "grand cube", dimensionne son cube aux dimensions ('''L'''1, '''l'''1) du [http://www.phidgets.com/documentation/Phidgets/1051_2_Mechanical.pdf CI] [6], et le rayon de son cylindre à 2*e,</text:p>
      <text:p text:style-name="P2">**le "petit cube", dimensionne son cube aux dimensions ('''L'''1, '''l'''1) du [http://www.phidgets.com/documentation/Phidgets/1051_2_Mechanical.pdf CI] [6], et le rayon de son cylindre à e,</text:p>
      <text:p text:style-name="P2">Pour quantifier les dimensions énoncées ci-dessus,</text:p>
      <text:p text:style-name="P2">il faut additionner aux dimensions ('''L'''1 ou '''l'''1) du [http://www.phidgets.com/documentation/Phidgets/1051_2_Mechanical.pdf CI] [6] 2 fois celle du <text:soft-page-break/>rayon du cylindre (celui situé sur la partie gauche et celui situé sur la partie droite de la jupe [8]), soit :</text:p>
      <text:p text:style-name="P2">*'''L'''ongueur extérieure = 1,6+4*0,1 = 2 pouces, '''L'''ongueur intérieure = 1,6+2*0,1 = 1,8 pouces,</text:p>
      <text:p text:style-name="P2">*'''l'''argeur extérieure = 1,2+4*0,1 = 1,6 pouces, '''l'''argeur intérieure = 1,2+2*0,1 = 1,4 pouces.</text:p>
      <text:p text:style-name="P2"/>
      <text:p text:style-name="P2">Les instructions du code sont les suivantes :</text:p>
      <text:p text:style-name="P2">&lt;code lang='javascript'&gt;//Construction de la jupe</text:p>
      <text:p text:style-name="P2">difference(){</text:p>
      <text:p text:style-name="P2"/>
      <text:p text:style-name="P2">//Contruction du grand cube et de sa goulotte :</text:p>
      <text:p text:style-name="P2">union(){</text:p>
      <text:p text:style-name="P2">minkowski(){</text:p>
      <text:p text:style-name="P2"><text:tab/>cube(size = [L1,l1,hj/2], center = true);</text:p>
      <text:p text:style-name="P2"><text:tab/>cylinder(h = hj/2, r = 2*e, center = true);</text:p>
      <text:p text:style-name="P2"><text:tab/>}</text:p>
      <text:p text:style-name="P2">translate([-((L1/2)+(3*e/2)),0,0])cylinder(h = hj, r = 5*r, center = true); //Goulotte</text:p>
      <text:p text:style-name="P2">}</text:p>
      <text:p text:style-name="P2">//Construction du petit cube :</text:p>
      <text:p text:style-name="P2">translate([0,0,-e])minkowski(){</text:p>
      <text:p text:style-name="P2">cube(size = [L1,l1,hj/2], center = true);</text:p>
      <text:p text:style-name="P2">cylinder(h = hj/2, r = e, center = true);</text:p>
      <text:p text:style-name="P2">}</text:p>
      <text:p text:style-name="P2"/>
      <text:p text:style-name="P2">//Percage des trous de fixation :</text:p>
      <text:p text:style-name="P2">translate([L2/2,l2/2,hj/2])cylinder(h = hj/2, r = r, center = true);</text:p>
      <text:p text:style-name="P2">translate([-L2/2,-l2/2,hj/2])cylinder(h = hj/2, r = r, center = true);</text:p>
      <text:p text:style-name="P2">translate([-L2/2,l2/2,hj/2])cylinder(h = hj/2, r = r, center = true);</text:p>
      <text:p text:style-name="P2">translate([L2/2,-l2/2,hj/2])cylinder(h = hj/2, r = r, center = true);</text:p>
      <text:p text:style-name="P2"/>
      <text:p text:style-name="P2">//Ouverture pour le passage du cable du thermocouple dans la goulotte :</text:p>
      <text:p text:style-name="P2">minkowski(){</text:p>
      <text:p text:style-name="P2"><text:tab/>translate([-((L1/2)+(1.5*e)),0,0])cube(size = [3*r,r/2,1.1*hj], center = true);</text:p>
      <text:p text:style-name="P2"><text:tab/>cylinder(h = hj/2, r = e, center = true);</text:p>
      <text:p text:style-name="P2"><text:tab/>}</text:p>
      <text:p text:style-name="P2"/>
      <text:p text:style-name="P2">//Ouverture pour ventilation</text:p>
      <text:p text:style-name="P2">translate([0,0,hj/2])cylinder(h = hj/2, r = L2/2, center = true);</text:p>
      <text:p text:style-name="P2">}</text:p>
      <text:p text:style-name="P2">}</text:p>
      <text:p text:style-name="P2">&lt;/code&gt;</text:p>
      <text:p text:style-name="P2">====Le top====</text:p>
      <text:p text:style-name="P2">Le logiciel [http://www.openscad.org/ Openscad] après compilation du code contenu dans le [[fichier:top.scad]] génère le rendu en 3D du top [4] correspondant à :</text:p>
      <text:p text:style-name="P2">[[fichier:top.png|center|400px]]</text:p>
      <text:p text:style-name="P2">Parmi les 3 pièces de la e-poignée, le top [4] a pour objet de reconduire la fonctionnalité traditionnelle de la poignée du couvercle de la casserole, c'est à dire, de permettre sa manutention. Une fonctionnalité complémentaire est attendue, c'est celle dite de "milieu de table", le couvercle équipé de la e-poignée, après une rotation de 180 degrés, reçoit <text:s/>la <text:s/>casserole en constituant ainsi la fonctionnalité de milieu de table (voir photo).</text:p>
      <text:p text:style-name="P2"/>
      <text:p text:style-name="P2">N.B. : cette fonctionnalité est envisageable que si la conception, de la casserole et de son couvercle, le prévoit.</text:p>
      <text:p text:style-name="P2"><text:soft-page-break/></text:p>
      <text:p text:style-name="P2">La modélisation du top [4] sous [http://www.openscad.org/ Openscad] commence par l'initialisation des paramètres. Le code :&lt;code&gt;</text:p>
      <text:p text:style-name="P2">//Initialisation des parametres</text:p>
      <text:p text:style-name="P2">//$fn=100;</text:p>
      <text:p text:style-name="P2">include &lt;dim1.scad&gt;</text:p>
      <text:p text:style-name="P2">Rt=5.5;//Rayon du cercle de la section du tore</text:p>
      <text:p text:style-name="P2">coef=0.75;// Coef translation du cylindre de raccordement</text:p>
      <text:p text:style-name="P2">&lt;/code&gt;</text:p>
      <text:p text:style-name="P2">La vue de dessus du top [4] permet de mettre en évidence ses dimensions.</text:p>
      <text:p text:style-name="P2">[[fichier:top_vdd.png|center|500px]]</text:p>
      <text:p text:style-name="P2">Les 3 parties constituantes sont, le tore, un ensemble de 4 cylindres verticaux et un ensemble de 4 cylindres horizontaux. </text:p>
      <text:p text:style-name="P2">Le '''tore''' est la partie fonctionnelle telle que décrite ci-dessus, ses dimensions doivent tenir compte de la morphologie de la main. Le diamètre extérieur du tore ('''Ø&lt;sub&gt;tore&lt;/sub&gt;''') est d'environ 85 mm, pour le calculer :</text:p>
      <text:p text:style-name="P2"/>
      <text:p text:style-name="P2">&lt;center&gt;'''Ø&lt;sub&gt;tore&lt;/sub&gt; = 2*(R + Rt) = 2*(37.15 + 5.5) = 85.3mm'''&lt;/center&gt;</text:p>
      <text:p text:style-name="P2"/>
      <text:p text:style-name="P2">Par rapport à une main féminine, cette dimension est optimale. </text:p>
      <text:p text:style-name="P2">Le principe utilisé pour modéliser le tore est celui de l’[http://en.wikibooks.org/wiki/OpenSCAD_User_Manual/2D_to_3D_Extrusion#Rotate_Extrude/ extrusion] qui convertit un objet 2D en un objet 3D. [http://www.openscad.org/ Openscad] utilise une instruction composée de 3 parties, '''"rotate_extrude convexity = 10"''', qui réalise l'extrusion circulaire, '''"translate"''' qui exprime le rayon du cercle de révolution et '''"circle"''' qui exprime le rayon du cercle de la section du tore. La fenêtre USB est réalisée par l'instruction '''"difference"''' entre le tore et un cube. Le code :&lt;code&gt;</text:p>
      <text:p text:style-name="P2">difference(){</text:p>
      <text:p text:style-name="P2"><text:tab/>rotate_extrude(convexity = 10)</text:p>
      <text:p text:style-name="P2"><text:tab/><text:tab/>translate([R, 0, 0])</text:p>
      <text:p text:style-name="P2"><text:tab/><text:tab/>circle(r = Rt); //rayon du cercle de la section du tore</text:p>
      <text:p text:style-name="P2"><text:tab/>translate([R,0,0])cube(size = [15,12,8*e], center = true);//fenetre USB</text:p>
      <text:p text:style-name="P2">}</text:p>
      <text:p text:style-name="P2">&lt;/code&gt;</text:p>
      <text:p text:style-name="P2">L’ensemble des 4 '''Cylindres verticaux''' (Cv) est conçu pour répondre à 2 fonctionnalités, la première, en référence à la vue éclatée de la e-poignée (fig 1), la fixation du top [4], au dessus du CI [6], à l'aide de 4 entretoises filetées [5] et de 4 vis [2] équipées de rondelles [3], la deuxième, le maintien par simple emboîtement du logo [1]. </text:p>
      <text:p text:style-name="P2">La modélisation de chaque Cylindre vertical fait appel à un module Cv qui reçoit les coordonnées x et y. Le code :&lt;code&gt;</text:p>
      <text:p text:style-name="P2">//module Cylindre vertical (Cv)</text:p>
      <text:p text:style-name="P2">rc=7.5;//rayon du cylindre</text:p>
      <text:p text:style-name="P2">module Cv(x,y){</text:p>
      <text:p text:style-name="P2">difference(){</text:p>
      <text:p text:style-name="P2"><text:tab/>translate([x,y,0])cylinder(h=2*Rt,r=rc,center=true);</text:p>
      <text:p text:style-name="P2"><text:tab/>translate([x,y,e/2])cylinder(h=1.01*(2*Rt-e),r=rc-e,center=true);//lamage</text:p>
      <text:p text:style-name="P2"><text:tab/>translate([x,y,0])cylinder(h=20,r=r,center=true);//trou</text:p>
      <text:p text:style-name="P2">}</text:p>
      <text:p text:style-name="P2">}</text:p>
      <text:p text:style-name="P2">&lt;/code&gt;</text:p>
      <text:p text:style-name="P2">Le module Cv est appelé pour modéliser chacun des 4 cylindres, accompagné des coordonnées x et y égales aux entre-axes des trous de fixation du CI [6], soit L2/2 et l2/2, en pouces et selon la vue de <text:soft-page-break/>dessus, 1.3/2 et 0.9/2, exprimés selon les 4 combinaisons des signes + et -. Le code :&lt;code&gt;</text:p>
      <text:p text:style-name="P2">//Construction des 4 cylindres verticaux</text:p>
      <text:p text:style-name="P2">Cv(L2/2,l2/2);</text:p>
      <text:p text:style-name="P2">Cv(L2/2,-l2/2);</text:p>
      <text:p text:style-name="P2">Cv(-L2/2,-l2/2);</text:p>
      <text:p text:style-name="P2">Cv(-L2/2,l2/2);</text:p>
      <text:p text:style-name="P2">&lt;/code&gt;</text:p>
      <text:p text:style-name="P2"/>
      <text:p text:style-name="P2">L’ensemble des 4 '''Cylindres horizontaux''' (Ch) relie le tore à l'ensemble des 4 cylindres verticaux. </text:p>
      <text:p text:style-name="P2">La modélisation de chaque cylindre horizontal fait appel à un module Ch qui reçoit les coordonnées x et y du centre du cylindre ainsi que la valeur d'un angle de rotation. Un paramètre "coef" fixé à 0.75 permet d'ajuster la position de ce centre. Le positionnement du cylindre est montré ci-dessous :</text:p>
      <text:p text:style-name="P2">[[fichier:top_detail.png|center|650px]]</text:p>
      <text:p text:style-name="P2">Le code :&lt;code&gt;</text:p>
      <text:p text:style-name="P2">//Module Cylindre horizontal de raccordement</text:p>
      <text:p text:style-name="P2">module Ch(x,y,z){</text:p>
      <text:p text:style-name="P2"><text:tab/>translate([x*coef,y*coef,0])rotate([90,0,z])cylinder(h=10,r=Rt/1.1,center=true);</text:p>
      <text:p text:style-name="P2">}</text:p>
      <text:p text:style-name="P2">&lt;/code&gt;</text:p>
      <text:p text:style-name="P2">Le module Ch est appelé pour modéliser chacun des 4 cylindres, accompagné des coordonnées du centre du cylindre, L2 et l2, <text:s/>exprimés selon les 4 combinaisons des signes + et -. Le code est : &lt;code&gt;</text:p>
      <text:p text:style-name="P2">//Construction des 4 cylindres horizontaux de raccordement</text:p>
      <text:p text:style-name="P2">Ch(-L2,l2,atan (L2/l2));</text:p>
      <text:p text:style-name="P2">Ch(L2,l2,-atan (L2/l2));</text:p>
      <text:p text:style-name="P2">Ch(-L2,-l2,-atan (L2/l2));</text:p>
      <text:p text:style-name="P2">Ch(L2,-l2,atan (L2/l2));</text:p>
      <text:p text:style-name="P2">&lt;/code&gt;</text:p>
      <text:p text:style-name="P2">Pour vérifier le positionnement du centre de chaque cylindre horizontal :</text:p>
      <text:p text:style-name="P2">&lt;center&gt;'''x*coef = 1.3*0.75 = 0.975'''</text:p>
      <text:p text:style-name="P2">'''y*coef = 0.9*0.75 = 0.675'''</text:p>
      <text:p text:style-name="P2">'''Angle de rotation = atan (L2/l2) = atan(1.444) = 55.304 degrés'''&lt;/center&gt;</text:p>
      <text:p text:style-name="P2">====Le logo====</text:p>
      <text:p text:style-name="P2">Le logiciel [http://www.openscad.org/ Openscad] après compilation du code contenu dans le [[fichier:logo.scad]] génère le rendu en 3D du top [4] correspondant à :</text:p>
      <text:p text:style-name="P2">[[fichier:logo.png|center|]]</text:p>
      <text:p text:style-name="P2">L'objet de la pièce "logo" est de réserver un emplacement ou le logo Quiet cook</text:p>
      <text:p text:style-name="P2">peut être matérialisé. En complément, cette pièce cache les vis de fixation. Les 4 plots sont conçus pour s'emboîter dans les 4 cylindres verticaux du top [4].</text:p>
      <text:p text:style-name="P2">== Notes et références ==</text:p>
      <text:p text:style-name="P2">{{Réfé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3T18:34:17.318851175</meta:creation-date>
    <dc:date>2015-01-28T16:08:12.056686310</dc:date>
    <meta:editing-duration>PT1H7M6S</meta:editing-duration>
    <meta:editing-cycles>2</meta:editing-cycles>
    <meta:generator>LibreOffice/4.2.7.2$Linux_X86_64 LibreOffice_project/420m0$Build-2</meta:generator>
    <meta:document-statistic meta:table-count="0" meta:image-count="0" meta:object-count="0" meta:page-count="10" meta:paragraph-count="400" meta:word-count="2792" meta:character-count="21295" meta:non-whitespace-character-count="18643"/>
  </office:meta>
</office:document-meta>
</file>